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molov_Modu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3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201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Agade_27_s_20_Smolov_5f_Everyday">
      <style:table-properties table:display="true" style:writing-mode="lr-tb"/>
    </style:style>
    <style:style style:name="ce1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 style:data-style-name="N0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style:rotation-align="none"/>
    </style:style>
    <style:style style:name="ce1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style:rotation-align="none"/>
      <style:paragraph-properties fo:text-align="end" fo:margin-left="0in"/>
    </style:style>
    <style:style style:name="ce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 style:data-style-name="N0">
      <style:table-cell-properties style:text-align-source="fix" style:repeat-content="false" style:rotation-align="none"/>
      <style:paragraph-properties fo:text-align="end" fo:margin-left="0in"/>
    </style:style>
    <style:style style:name="ce13" style:family="table-cell" style:parent-style-name="Default">
      <style:table-cell-properties fo:background-color="#b4c7dc" style:text-align-source="fix" style:repeat-content="false" fo:border="0.74pt solid #000000" style:rotation-align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860d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b66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()&gt;=0" table:allow-empty-cell="true" table:base-cell-address="'Agade''s Smolov'.I3">
          <table:error-message table:message-type="stop" table:display="true"/>
        </table:content-validation>
        <table:content-validation table:name="val2" table:condition="of:cell-content-is-in-list(&quot;Common&quot;;&quot;0.5&quot;;&quot;1&quot;;&quot;2.5&quot;;&quot;5&quot;)" table:allow-empty-cell="true" table:display-list="unsorted" table:base-cell-address="'Agade''s Smolov'.C2">
          <table:error-message table:message-type="stop" table:display="true"/>
        </table:content-validation>
        <table:content-validation table:name="val3" table:condition="of:cell-content-is-in-list(&quot;4&quot;;&quot;7&quot;)" table:allow-empty-cell="true" table:display-list="unsorted" table:base-cell-address="'Agade''s Smolov'.D2">
          <table:error-message table:message-type="stop" table:display="true"/>
        </table:content-validation>
        <table:content-validation table:name="val4" table:condition="of:cell-content-is-decimal-number() and cell-content()=0" table:allow-empty-cell="true" table:base-cell-address="'Agade''s Smolov'.I4">
          <table:error-message table:message-type="stop" table:display="true"/>
        </table:content-validation>
      </table:content-validations>
      <table:table table:name="Agade's Smolov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move_Week" form:control-implementation="ooo:com.sun.star.form.component.CommandButton" xml:id="control1" form:id="control1" form:label="Remove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Remove_Week?language=Basic&amp;location=document" xlink:type="simple"/>
              </office:event-listeners>
            </form:button>
            <form:button form:name="Add_Week" form:control-implementation="ooo:com.sun.star.form.component.CommandButton" xml:id="control2" form:id="control2" form:label="Add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Add_Week?language=Basic&amp;location=document" xlink:type="simple"/>
              </office:event-listeners>
            </form:button>
          </form:form>
        </office:forms>
        <table:shapes>
          <draw:control draw:z-index="0" draw:name="Control 2" draw:text-style-name="P1" svg:width="1.3677in" svg:height="0.5327in" svg:x="11.9681in" svg:y="1.7618in" draw:control="control1"/>
          <draw:control draw:z-index="1" draw:name="Control 1" draw:text-style-name="P1" svg:width="1.3677in" svg:height="0.5063in" svg:x="11.9744in" svg:y="1.272in" draw:control="control2"/>
        </table:shapes>
        <table:table-column table:style-name="co1" table:number-columns-repeated="8" table:default-cell-style-name="ce57"/>
        <table:table-column table:style-name="co2" table:number-columns-repeated="55" table:default-cell-style-name="Default"/>
        <table:table-row table:style-name="ro1">
          <table:table-cell table:style-name="ce1"/>
          <table:table-cell table:style-name="ce1" office:value-type="string" calcext:value-type="string">
            <text:p>1RM</text:p>
          </table:table-cell>
          <table:table-cell table:style-name="ce1" office:value-type="string" calcext:value-type="string">
            <text:p>Round To</text:p>
          </table:table-cell>
          <table:table-cell table:style-name="ce1" office:value-type="string" calcext:value-type="string">
            <text:p>Days Per Week</text:p>
          </table:table-cell>
          <table:table-cell table:style-name="ce15" office:value-type="string" calcext:value-type="string" table:number-columns-spanned="2" table:number-rows-spanned="1">
            <text:p>Notation: Sets x Reps Weight</text:p>
          </table:table-cell>
          <table:covered-table-cell table:style-name="ce17"/>
          <table:table-cell table:number-columns-repeated="57"/>
        </table:table-row>
        <table:table-row table:style-name="ro2">
          <table:table-cell table:style-name="ce2"/>
          <table:table-cell table:style-name="ce16" table:content-validation-name="val1" office:value-type="float" office:value="150" calcext:value-type="float">
            <text:p>150</text:p>
          </table:table-cell>
          <table:table-cell table:style-name="ce6" table:content-validation-name="val2" office:value-type="string" calcext:value-type="string">
            <text:p>Common</text:p>
          </table:table-cell>
          <table:table-cell table:style-name="ce13" table:content-validation-name="val3" office:value-type="float" office:value="4" calcext:value-type="float">
            <text:p>4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Week</text:p>
          </table:table-cell>
          <table:table-cell table:style-name="ce7" office:value-type="string" calcext:value-type="string">
            <text:p>Mon</text:p>
          </table:table-cell>
          <table:table-cell table:style-name="ce7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u</text:p>
          </table:table-cell>
          <table:table-cell table:style-name="ce7" office:value-type="string" calcext:value-type="string">
            <text:p>Fri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Sun</text:p>
          </table:table-cell>
          <table:table-cell table:style-name="ce1" office:value-type="string" calcext:value-type="string">
            <text:p>Increase %</text:p>
          </table:table-cell>
          <table:table-cell table:number-columns-repeated="5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F([.B$11]&lt;&gt;&quot;&quot;;CONCATENATE([.B$11];&quot; &quot;;LOADABLE([.$B$2]*[.B$10]*PRODUCT(1+[.$I$4:.$I4]/100);[.$C$2]));&quot;&quot;)" office:value-type="string" office:string-value="4x9 105" calcext:value-type="string">
            <text:p>4x9 105</text:p>
          </table:table-cell>
          <table:table-cell table:style-name="ce8" table:number-matrix-columns-spanned="1" table:number-matrix-rows-spanned="1" table:formula="of:=IF([.C$11]&lt;&gt;&quot;&quot;;CONCATENATE([.C$11];&quot; &quot;;LOADABLE([.$B$2]*[.C$10]*PRODUCT(1+[.$I$4:.$I4]/100);[.$C$2]));&quot;&quot;)">
            <text:p/>
          </table:table-cell>
          <table:table-cell table:style-name="ce8" table:number-matrix-columns-spanned="1" table:number-matrix-rows-spanned="1" table:formula="of:=IF([.D$11]&lt;&gt;&quot;&quot;;CONCATENATE([.D$11];&quot; &quot;;LOADABLE([.$B$2]*[.D$10]*PRODUCT(1+[.$I$4:.$I4]/100);[.$C$2]));&quot;&quot;)" office:value-type="string" office:string-value="5x7 112.5" calcext:value-type="string">
            <text:p>5x7 112.5</text:p>
          </table:table-cell>
          <table:table-cell table:style-name="ce8" table:number-matrix-columns-spanned="1" table:number-matrix-rows-spanned="1" table:formula="of:=IF([.E$11]&lt;&gt;&quot;&quot;;CONCATENATE([.E$11];&quot; &quot;;LOADABLE([.$B$2]*[.E$10]*PRODUCT(1+[.$I$4:.$I4]/100);[.$C$2]));&quot;&quot;)">
            <text:p/>
          </table:table-cell>
          <table:table-cell table:style-name="ce8" table:number-matrix-columns-spanned="1" table:number-matrix-rows-spanned="1" table:formula="of:=IF([.F$11]&lt;&gt;&quot;&quot;;CONCATENATE([.F$11];&quot; &quot;;LOADABLE([.$B$2]*[.F$10]*PRODUCT(1+[.$I$4:.$I4]/100);[.$C$2]));&quot;&quot;)" office:value-type="string" office:string-value="7x5 120" calcext:value-type="string">
            <text:p>7x5 120</text:p>
          </table:table-cell>
          <table:table-cell table:style-name="ce8" table:number-matrix-columns-spanned="1" table:number-matrix-rows-spanned="1" table:formula="of:=IF([.G$11]&lt;&gt;&quot;&quot;;CONCATENATE([.G$11];&quot; &quot;;LOADABLE([.$B$2]*[.G$10]*PRODUCT(1+[.$I$4:.$I4]/100);[.$C$2]));&quot;&quot;)" office:value-type="string" office:string-value="10x3 127.5" calcext:value-type="string">
            <text:p>10x3 127.5</text:p>
          </table:table-cell>
          <table:table-cell table:style-name="ce8" table:number-matrix-columns-spanned="1" table:number-matrix-rows-spanned="1" table:formula="of:=IF([.H$11]&lt;&gt;&quot;&quot;;CONCATENATE([.H$11];&quot; &quot;;LOADABLE([.$B$2]*[.H$10]*PRODUCT(1+[.$I$4:.$I4]/100);[.$C$2]));&quot;&quot;)">
            <text:p/>
          </table:table-cell>
          <table:table-cell table:style-name="ce30" table:content-validation-name="val4" office:value-type="float" office:value="0" calcext:value-type="float">
            <text:p>0</text:p>
          </table:table-cell>
          <table:table-cell table:number-columns-repeated="54"/>
        </table:table-row>
        <table:table-row table:style-name="ro2">
          <table:table-cell table:style-name="ce4" table:formula="of:=[.$A4]+1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F([.B$11]&lt;&gt;&quot;&quot;;CONCATENATE([.B$11];&quot; &quot;;LOADABLE([.$B$2]*[.B$10]*PRODUCT(1+[.$I$4:.$I5]/100);[.$C$2]));&quot;&quot;)" office:value-type="string" office:string-value="4x9 113" calcext:value-type="string">
            <text:p>4x9 113</text:p>
          </table:table-cell>
          <table:table-cell table:style-name="ce8" table:number-matrix-columns-spanned="1" table:number-matrix-rows-spanned="1" table:formula="of:=IF([.C$11]&lt;&gt;&quot;&quot;;CONCATENATE([.C$11];&quot; &quot;;LOADABLE([.$B$2]*[.C$10]*PRODUCT(1+[.$I$4:.$I5]/100);[.$C$2]));&quot;&quot;)">
            <text:p/>
          </table:table-cell>
          <table:table-cell table:style-name="ce8" table:number-matrix-columns-spanned="1" table:number-matrix-rows-spanned="1" table:formula="of:=IF([.D$11]&lt;&gt;&quot;&quot;;CONCATENATE([.D$11];&quot; &quot;;LOADABLE([.$B$2]*[.D$10]*PRODUCT(1+[.$I$4:.$I5]/100);[.$C$2]));&quot;&quot;)" office:value-type="string" office:string-value="5x7 121" calcext:value-type="string">
            <text:p>5x7 121</text:p>
          </table:table-cell>
          <table:table-cell table:style-name="ce8" table:number-matrix-columns-spanned="1" table:number-matrix-rows-spanned="1" table:formula="of:=IF([.E$11]&lt;&gt;&quot;&quot;;CONCATENATE([.E$11];&quot; &quot;;LOADABLE([.$B$2]*[.E$10]*PRODUCT(1+[.$I$4:.$I5]/100);[.$C$2]));&quot;&quot;)">
            <text:p/>
          </table:table-cell>
          <table:table-cell table:style-name="ce8" table:number-matrix-columns-spanned="1" table:number-matrix-rows-spanned="1" table:formula="of:=IF([.F$11]&lt;&gt;&quot;&quot;;CONCATENATE([.F$11];&quot; &quot;;LOADABLE([.$B$2]*[.F$10]*PRODUCT(1+[.$I$4:.$I5]/100);[.$C$2]));&quot;&quot;)" office:value-type="string" office:string-value="7x5 129" calcext:value-type="string">
            <text:p>7x5 129</text:p>
          </table:table-cell>
          <table:table-cell table:style-name="ce8" table:number-matrix-columns-spanned="1" table:number-matrix-rows-spanned="1" table:formula="of:=IF([.G$11]&lt;&gt;&quot;&quot;;CONCATENATE([.G$11];&quot; &quot;;LOADABLE([.$B$2]*[.G$10]*PRODUCT(1+[.$I$4:.$I5]/100);[.$C$2]));&quot;&quot;)" office:value-type="string" office:string-value="10x3 137" calcext:value-type="string">
            <text:p>10x3 137</text:p>
          </table:table-cell>
          <table:table-cell table:style-name="ce8" table:number-matrix-columns-spanned="1" table:number-matrix-rows-spanned="1" table:formula="of:=IF([.H$11]&lt;&gt;&quot;&quot;;CONCATENATE([.H$11];&quot; &quot;;LOADABLE([.$B$2]*[.H$10]*PRODUCT(1+[.$I$4:.$I5]/100);[.$C$2]));&quot;&quot;)">
            <text:p/>
          </table:table-cell>
          <table:table-cell table:style-name="ce16" table:content-validation-name="val1" office:value-type="float" office:value="7.5" calcext:value-type="float">
            <text:p>7.5</text:p>
          </table:table-cell>
          <table:table-cell table:number-columns-repeated="54"/>
        </table:table-row>
        <table:table-row table:style-name="ro2">
          <table:table-cell table:style-name="ce4" table:formula="of:=[.$A5]+1" office:value-type="float" office:value="3" calcext:value-type="float">
            <text:p>3</text:p>
          </table:table-cell>
          <table:table-cell table:style-name="ce8" table:number-matrix-columns-spanned="1" table:number-matrix-rows-spanned="1" table:formula="of:=IF([.B$11]&lt;&gt;&quot;&quot;;CONCATENATE([.B$11];&quot; &quot;;LOADABLE([.$B$2]*[.B$10]*PRODUCT(1+[.$I$4:.$I6]/100);[.$C$2]));&quot;&quot;)" office:value-type="string" office:string-value="4x9 117" calcext:value-type="string">
            <text:p>4x9 117</text:p>
          </table:table-cell>
          <table:table-cell table:style-name="ce8" table:number-matrix-columns-spanned="1" table:number-matrix-rows-spanned="1" table:formula="of:=IF([.C$11]&lt;&gt;&quot;&quot;;CONCATENATE([.C$11];&quot; &quot;;LOADABLE([.$B$2]*[.C$10]*PRODUCT(1+[.$I$4:.$I6]/100);[.$C$2]));&quot;&quot;)">
            <text:p/>
          </table:table-cell>
          <table:table-cell table:style-name="ce8" table:number-matrix-columns-spanned="1" table:number-matrix-rows-spanned="1" table:formula="of:=IF([.D$11]&lt;&gt;&quot;&quot;;CONCATENATE([.D$11];&quot; &quot;;LOADABLE([.$B$2]*[.D$10]*PRODUCT(1+[.$I$4:.$I6]/100);[.$C$2]));&quot;&quot;)" office:value-type="string" office:string-value="5x7 125" calcext:value-type="string">
            <text:p>5x7 125</text:p>
          </table:table-cell>
          <table:table-cell table:style-name="ce8" table:number-matrix-columns-spanned="1" table:number-matrix-rows-spanned="1" table:formula="of:=IF([.E$11]&lt;&gt;&quot;&quot;;CONCATENATE([.E$11];&quot; &quot;;LOADABLE([.$B$2]*[.E$10]*PRODUCT(1+[.$I$4:.$I6]/100);[.$C$2]));&quot;&quot;)">
            <text:p/>
          </table:table-cell>
          <table:table-cell table:style-name="ce8" table:number-matrix-columns-spanned="1" table:number-matrix-rows-spanned="1" table:formula="of:=IF([.F$11]&lt;&gt;&quot;&quot;;CONCATENATE([.F$11];&quot; &quot;;LOADABLE([.$B$2]*[.F$10]*PRODUCT(1+[.$I$4:.$I6]/100);[.$C$2]));&quot;&quot;)" office:value-type="string" office:string-value="7x5 134" calcext:value-type="string">
            <text:p>7x5 134</text:p>
          </table:table-cell>
          <table:table-cell table:style-name="ce8" table:number-matrix-columns-spanned="1" table:number-matrix-rows-spanned="1" table:formula="of:=IF([.G$11]&lt;&gt;&quot;&quot;;CONCATENATE([.G$11];&quot; &quot;;LOADABLE([.$B$2]*[.G$10]*PRODUCT(1+[.$I$4:.$I6]/100);[.$C$2]));&quot;&quot;)" office:value-type="string" office:string-value="10x3 142" calcext:value-type="string">
            <text:p>10x3 142</text:p>
          </table:table-cell>
          <table:table-cell table:style-name="ce8" table:number-matrix-columns-spanned="1" table:number-matrix-rows-spanned="1" table:formula="of:=IF([.H$11]&lt;&gt;&quot;&quot;;CONCATENATE([.H$11];&quot; &quot;;LOADABLE([.$B$2]*[.H$10]*PRODUCT(1+[.$I$4:.$I6]/100);[.$C$2]));&quot;&quot;)">
            <text:p/>
          </table:table-cell>
          <table:table-cell table:style-name="ce16" table:content-validation-name="val1" table:formula="of:=[.$I$5]/2" office:value-type="float" office:value="3.75" calcext:value-type="float">
            <text:p>3.75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Deload</text:p>
          </table:table-cell>
          <table:table-cell table:style-name="ce9" table:formula="of:=IF([.B$10]&lt;&gt;&quot;&quot;;&quot;rest&quot;;&quot;&quot;)" office:value-type="string" office:string-value="rest" calcext:value-type="string">
            <text:p>rest</text:p>
          </table:table-cell>
          <table:table-cell table:style-name="ce9" table:formula="of:=IF([.C$10]&lt;&gt;&quot;&quot;;&quot;rest&quot;;&quot;&quot;)">
            <text:p/>
          </table:table-cell>
          <table:table-cell table:style-name="ce9" table:formula="of:=IF([.D$10]&lt;&gt;&quot;&quot;;&quot;rest&quot;;&quot;&quot;)" office:value-type="string" office:string-value="rest" calcext:value-type="string">
            <text:p>rest</text:p>
          </table:table-cell>
          <table:table-cell table:style-name="ce9" table:formula="of:=IF([.E$10]&lt;&gt;&quot;&quot;;&quot;rest&quot;;&quot;&quot;)">
            <text:p/>
          </table:table-cell>
          <table:table-cell table:style-name="ce18" office:value-type="string" calcext:value-type="string">
            <text:p>1RM test</text:p>
          </table:table-cell>
          <table:table-cell table:style-name="ce9" table:number-columns-repeated="2"/>
          <table:table-cell table:number-columns-repeated="55"/>
        </table:table-row>
        <table:table-row table:style-name="ro4" table:number-rows-repeated="2">
          <table:table-cell table:number-columns-repeated="63"/>
        </table:table-row>
        <table:table-row table:style-name="ro4">
          <table:table-cell office:value-type="string" calcext:value-type="string">
            <text:p>Percentage</text:p>
          </table:table-cell>
          <table:table-cell table:style-name="ce49" office:value-type="float" office:value="0.7" calcext:value-type="float">
            <text:p>0.7</text:p>
          </table:table-cell>
          <table:table-cell table:style-name="ce51" table:formula="of:=IF([.$D$2]=7;0.75;&quot;&quot;)">
            <text:p/>
          </table:table-cell>
          <table:table-cell table:style-name="ce49" office:value-type="float" office:value="0.75" calcext:value-type="float">
            <text:p>0.75</text:p>
          </table:table-cell>
          <table:table-cell table:style-name="ce51" table:formula="of:=IF([.$D$2]=7;0.8;&quot;&quot;)">
            <text:p/>
          </table:table-cell>
          <table:table-cell table:style-name="ce49" office:value-type="float" office:value="0.8" calcext:value-type="float">
            <text:p>0.8</text:p>
          </table:table-cell>
          <table:table-cell table:style-name="ce49" office:value-type="float" office:value="0.85" calcext:value-type="float">
            <text:p>0.85</text:p>
          </table:table-cell>
          <table:table-cell table:style-name="ce51" table:formula="of:=IF([.$D$2]=7;0.85;&quot;&quot;)">
            <text:p/>
          </table:table-cell>
          <table:table-cell table:number-columns-repeated="55"/>
        </table:table-row>
        <table:table-row table:style-name="ro4">
          <table:table-cell office:value-type="string" calcext:value-type="string">
            <text:p>Set &amp; Reps</text:p>
          </table:table-cell>
          <table:table-cell table:style-name="ce49" office:value-type="string" calcext:value-type="string">
            <text:p>4x9</text:p>
          </table:table-cell>
          <table:table-cell table:style-name="ce49" table:formula="of:=IF([.$D$2]=7;&quot;2x7&quot;;&quot;&quot;)">
            <text:p/>
          </table:table-cell>
          <table:table-cell table:style-name="ce49" table:formula="of:=IF([.$D$2]=7;&quot;3x7&quot;;&quot;5x7&quot;)" office:value-type="string" office:string-value="5x7" calcext:value-type="string">
            <text:p>5x7</text:p>
          </table:table-cell>
          <table:table-cell table:style-name="ce49" table:formula="of:=IF([.$D$2]=7;&quot;3x5&quot;;&quot;&quot;)">
            <text:p/>
          </table:table-cell>
          <table:table-cell table:style-name="ce49" table:formula="of:=IF([.$D$2]=7;&quot;4x5&quot;;&quot;7x5&quot;)" office:value-type="string" office:string-value="7x5" calcext:value-type="string">
            <text:p>7x5</text:p>
          </table:table-cell>
          <table:table-cell table:style-name="ce49" table:formula="of:=IF([.$D$2]=7;&quot;5x3&quot;;&quot;10x3&quot;)" office:value-type="string" office:string-value="10x3" calcext:value-type="string">
            <text:p>10x3</text:p>
          </table:table-cell>
          <table:table-cell table:style-name="ce49" table:formula="of:=IF([.$D$2]=7;&quot;5x3&quot;;&quot;&quot;)">
            <text:p/>
          </table:table-cell>
          <table:table-cell table:number-columns-repeated="55"/>
        </table:table-row>
        <table:table-row table:style-name="ro4" table:number-rows-repeated="3">
          <table:table-cell table:style-name="Default" table:number-columns-repeated="8"/>
          <table:table-cell table:number-columns-repeated="55"/>
        </table:table-row>
        <table:table-row table:style-name="ro4">
          <table:table-cell table:number-columns-repeated="63"/>
        </table:table-row>
        <table:table-row table:style-name="ro5" table:number-rows-repeated="1048560">
          <table:table-cell table:number-columns-repeated="63"/>
        </table:table-row>
        <table:table-row table:style-name="ro5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/00/0000</text:date>, <text:time style:data-style-name="N2" text:time-value="14:44:25.52251743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gade_27_s_20_Smolov" style:display-name="PageStyle_Agade's Smolov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gade_27_s_20_Smolov_5f_Everyday" style:display-name="PageStyle_Agade's Smolov_Everyday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" style:display-name="PageStyle_Smolov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Base_20_Cycle" style:display-name="PageStyle_Smolov 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_20_Jr" style:display-name="PageStyle_Smolov J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Intro_2b_Base_20_Cycle" style:display-name="PageStyle_Smolov Intro+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01-01T19:01:25.805748027</dc:date>
    <meta:editing-cycles>287</meta:editing-cycles>
    <meta:editing-duration>PT19H12M6S</meta:editing-duration>
    <meta:generator>LibreOffice/7.2.3.2$Linux_X86_64 LibreOffice_project/20$Build-2</meta:generator>
    <meta:document-statistic meta:table-count="1" meta:cell-count="65" meta:object-count="2"/>
    <meta:user-defined meta:name="AppVersion">15.0000</meta:user-defined>
  </office:meta>
</office:document-meta>
</file>

<file path=Basic/Standard/Smolov_Module.xml><?xml version="1.0" encoding="utf-8"?>
<!DOCTYPE module  PUBLIC '-//OpenOffice.org//DTD OfficeDocument 1.0//EN'  'module.dtd'>
<script:module xmlns:script="http://openoffice.org/2000/script" script:name="Smolov_Module" script:language="StarBasic" script:moduleType="normal">REM  *****  BASIC  *****

Function LOADABLE(weight,mode)
	IF mode&lt;&gt;"Common" THEN
		FCalc = CreateUnoService("com.sun.star.sheet.FunctionAccess")
		Dim Params(1) As Variant
		Params(0)=weight
		Params(1)=mode
		LOADABLE=FCalc.callFunction("MROUND",Params())
	ELSE
		SubTen=weight
		While SubTen&gt;10
			SubTen=SubTen-10
		Wend
		LET Main_Weight=weight-SubTen
		DIM possible(12) AS DOUBLE
		possible(0) = 1
		possible(1) = 2
		possible(2) = 2.5
		possible(3) = 3
		possible(4) = 4
		possible(5) = 5
		possible(6) = 6
		possible(7) = 7
		possible(8) = 7.5
		possible(9) = 8
		possible(10) = 9
		possible(11) = 10
		lowestDiff=999
		lowest_idx=0
		For i=0 To 12
			diff = ABS(possible(i)-SubTen)
			IF diff&lt;lowestDiff THEN
				lowestDiff=diff
				lowest_idx=i
			END IF
		Next
		LOADABLE = Main_weight+possible(lowest_idx)
	END IF
End Function


sub Add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0) as new com.sun.star.beans.PropertyValue
args4(0).Name = "By"
args4(0).Value = 1

dispatcher.executeDispatch(document, ".uno:GoRightSel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DownToEndOfDataSel", "", 0, args11())

rem ----------------------------------------------------------------------
dim args12(0) as new com.sun.star.beans.PropertyValue
args12(0).Name = "By"
args12(0).Value = 1

dispatcher.executeDispatch(document, ".uno:GoDownToEndOfDataSel", "", 0, args12())

rem ----------------------------------------------------------------------
dispatcher.executeDispatch(document, ".uno:Cut", "", 0, Array())

rem ----------------------------------------------------------------------
dim args14(1) as new com.sun.star.beans.PropertyValue
args14(0).Name = "By"
args14(0).Value = 1
args14(1).Name = "Sel"
args14(1).Value = false

dispatcher.executeDispatch(document, ".uno:GoDown", "", 0, args14())

rem ----------------------------------------------------------------------
dispatcher.executeDispatch(document, ".uno:Paste", "", 0, Array())

rem ----------------------------------------------------------------------
dim args16(1) as new com.sun.star.beans.PropertyValue
args16(0).Name = "By"
args16(0).Value = 1
args16(1).Name = "Sel"
args16(1).Value = false

dispatcher.executeDispatch(document, ".uno:GoUp", "", 0, args16())

rem ----------------------------------------------------------------------
dim args17(1) as new com.sun.star.beans.PropertyValue
args17(0).Name = "By"
args17(0).Value = 1
args17(1).Name = "Sel"
args17(1).Value = false

dispatcher.executeDispatch(document, ".uno:GoUp", "", 0, args17())

rem ----------------------------------------------------------------------
dim args18(0) as new com.sun.star.beans.PropertyValue
args18(0).Name = "By"
args18(0).Value = 1

dispatcher.executeDispatch(document, ".uno:GoRightToEndOfDataSel", "", 0, args18())

rem ----------------------------------------------------------------------
dispatcher.executeDispatch(document, ".uno:Copy", "", 0, Array())

rem ----------------------------------------------------------------------
dim args20(1) as new com.sun.star.beans.PropertyValue
args20(0).Name = "By"
args20(0).Value = 1
args20(1).Name = "Sel"
args20(1).Value = false

dispatcher.executeDispatch(document, ".uno:GoDown", "", 0, args20())

rem ----------------------------------------------------------------------
dispatcher.executeDispatch(document, ".uno:Paste", "", 0, Array())

rem ----------------------------------------------------------------------
dim args22(0) as new com.sun.star.beans.PropertyValue
args22(0).Name = "Sel"
args22(0).Value = false

dispatcher.executeDispatch(document, ".uno:GoToStart", "", 0, args22())


end sub

sub Remove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1) as new com.sun.star.beans.PropertyValue
args4(0).Name = "By"
args4(0).Value = 1
args4(1).Name = "Sel"
args4(1).Value = false

dispatcher.executeDispatch(document, ".uno:GoUp", "", 0, args4())

rem ----------------------------------------------------------------------
dim args5(0) as new com.sun.star.beans.PropertyValue
args5(0).Name = "By"
args5(0).Value = 1

dispatcher.executeDispatch(document, ".uno:GoRightToEndOfDataSel", "", 0, args5())

rem ----------------------------------------------------------------------
dispatcher.executeDispatch(document, ".uno:ClearContents", "", 0, Array())

rem ----------------------------------------------------------------------
dim args7(1) as new com.sun.star.beans.PropertyValue
args7(0).Name = "By"
args7(0).Value = 1
args7(1).Name = "Sel"
args7(1).Value = false

dispatcher.executeDispatch(document, ".uno:GoDown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RightSel", "", 0, args11())

rem ----------------------------------------------------------------------
dim args12(0) as new com.sun.star.beans.PropertyValue
args12(0).Name = "By"
args12(0).Value = 1

dispatcher.executeDispatch(document, ".uno:GoRightSel", "", 0, args12())

rem ----------------------------------------------------------------------
dim args13(0) as new com.sun.star.beans.PropertyValue
args13(0).Name = "By"
args13(0).Value = 1

dispatcher.executeDispatch(document, ".uno:GoRightSel", "", 0, args13())

rem ----------------------------------------------------------------------
dim args14(0) as new com.sun.star.beans.PropertyValue
args14(0).Name = "By"
args14(0).Value = 1

dispatcher.executeDispatch(document, ".uno:GoRightSel", "", 0, args14())

rem ----------------------------------------------------------------------
dim args15(0) as new com.sun.star.beans.PropertyValue
args15(0).Name = "By"
args15(0).Value = 1

dispatcher.executeDispatch(document, ".uno:GoRightSel", "", 0, args15())

rem ----------------------------------------------------------------------
dim args16(0) as new com.sun.star.beans.PropertyValue
args16(0).Name = "By"
args16(0).Value = 1

dispatcher.executeDispatch(document, ".uno:GoRightSel", "", 0, args16())

rem ----------------------------------------------------------------------
dim args17(0) as new com.sun.star.beans.PropertyValue
args17(0).Name = "By"
args17(0).Value = 1

dispatcher.executeDispatch(document, ".uno:GoDownToEndOfDataSel", "", 0, args17())

rem ----------------------------------------------------------------------
dim args18(0) as new com.sun.star.beans.PropertyValue
args18(0).Name = "By"
args18(0).Value = 1

dispatcher.executeDispatch(document, ".uno:GoDownToEndOfDataSel", "", 0, args18())

rem ----------------------------------------------------------------------
dispatcher.executeDispatch(document, ".uno:Cut", "", 0, Array())

rem ----------------------------------------------------------------------
dim args20(1) as new com.sun.star.beans.PropertyValue
args20(0).Name = "By"
args20(0).Value = 1
args20(1).Name = "Sel"
args20(1).Value = false

dispatcher.executeDispatch(document, ".uno:GoUp", "", 0, args20())

rem ----------------------------------------------------------------------
dispatcher.executeDispatch(document, ".uno:Paste", "", 0, Array())

rem ----------------------------------------------------------------------
dim args22(0) as new com.sun.star.beans.PropertyValue
args22(0).Name = "Sel"
args22(0).Value = false

dispatcher.executeDispatch(document, ".uno:GoToStart", "", 0, args22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molov_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